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94892C8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2cm, 3.11cm, 7.488cm, 2.82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9cm" svg:height="23.1cm" svg:x="1.092cm" svg:y="2.191cm">
          <draw:image xlink:href="Pictures/10000000000005E8000007E0D94892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0:52.347414809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